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fo:border-bottom="#808080 0.053cm solid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90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90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90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90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Heading_20_1">
      <style:paragraph-properties fo:break-before="auto" fo:line-height="115%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P21" style:family="paragraph" style:parent-style-name="Heading_20_1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Heading_20_2">
      <style:paragraph-properties fo:break-before="auto" fo:line-height="115%" style:writing-mode="lr-tb"/>
    </style:style>
    <style:style style:name="T22_1" style:family="text"/>
    <style:style style:name="T22_2" style:family="text"/>
    <style:style style:name="P23" style:family="paragraph" style:parent-style-name="Heading_20_3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38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38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P26" style:family="paragraph" style:parent-style-name="Standard">
      <style:paragraph-properties fo:break-before="auto" fo:line-height="138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38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Standard">
      <style:paragraph-properties fo:break-before="auto" fo:line-height="138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Heading_20_3">
      <style:paragraph-properties fo:break-before="auto" fo:line-height="115%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line-height="138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P31" style:family="paragraph" style:parent-style-name="Standard">
      <style:paragraph-properties fo:break-before="auto" fo:line-height="138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P32" style:family="paragraph" style:parent-style-name="Standard">
      <style:paragraph-properties fo:break-before="auto" fo:line-height="138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>
      <style:text-properties fo:font-weight="bold" style:font-weight-asian="bold" style:font-weight-complex="bold"/>
    </style:style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line-height="138%" fo:margin-top="0cm" style:writing-mode="lr-tb"/>
    </style:style>
    <style:style style:name="T33_1" style:family="text"/>
    <style:style style:name="P34" style:family="paragraph" style:parent-style-name="Standard">
      <style:paragraph-properties fo:break-before="auto" fo:line-height="138%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line-height="138%" fo:margin-top="0cm" style:writing-mode="lr-tb"/>
    </style:style>
    <style:style style:name="T35_1" style:family="text"/>
    <style:style style:name="P36" style:family="paragraph" style:parent-style-name="Standard">
      <style:paragraph-properties fo:break-before="auto" fo:line-height="138%" fo:margin-top="0cm" fo:margin-bottom="0cm" style:writing-mode="lr-tb"/>
    </style:style>
    <style:style style:name="T36_1" style:family="text"/>
    <style:style style:name="P37" style:family="paragraph" style:parent-style-name="Standard">
      <style:paragraph-properties fo:break-before="auto" fo:line-height="138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 style:parent-style-name="Standard"/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 style:parent-style-name="Standard"/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fo:font-weight="bold" style:font-weight-asian="bold" style:font-weight-complex="bold"/>
    </style:style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38%" fo:margin-top="0cm" style:writing-mode="lr-tb"/>
    </style:style>
    <style:style style:name="T40_1" style:family="text"/>
    <style:style style:name="P41" style:family="paragraph" style:parent-style-name="Standard">
      <style:paragraph-properties fo:break-before="auto" fo:line-height="138%" fo:margin-top="0cm" fo:margin-bottom="0cm" style:writing-mode="lr-tb"/>
    </style:style>
    <style:style style:name="T41_1" style:family="text"/>
    <style:style style:name="P42" style:family="paragraph" style:parent-style-name="Standard">
      <style:paragraph-properties fo:break-before="auto" fo:line-height="138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38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38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P46" style:family="paragraph" style:parent-style-name="Standard">
      <style:paragraph-properties fo:break-before="auto" fo:line-height="138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38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38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 style:parent-style-name="Standard"/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/>
    <style:style style:name="P50" style:family="paragraph" style:parent-style-name="Standard">
      <style:paragraph-properties fo:break-before="auto" fo:line-height="138%" style:writing-mode="lr-tb"/>
    </style:style>
    <style:style style:name="P51" style:family="paragraph" style:parent-style-name="Heading_20_2">
      <style:paragraph-properties fo:break-before="auto" fo:line-height="115%" style:writing-mode="lr-tb"/>
    </style:style>
    <style:style style:name="T51_1" style:family="text"/>
    <style:style style:name="T51_2" style:family="text"/>
    <style:style style:name="P52" style:family="paragraph" style:parent-style-name="Heading_20_3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T57_4" style:family="text">
      <style:text-properties fo:font-style="italic" style:font-style-asian="italic" style:font-style-complex="italic"/>
    </style:style>
    <style:style style:name="T57_5" style:family="text">
      <style:text-properties fo:font-style="italic" style:font-style-asian="italic" style:font-style-complex="italic"/>
    </style:style>
    <style:style style:name="T57_6" style:family="text">
      <style:text-properties fo:font-style="italic" style:font-style-asian="italic" style:font-style-complex="italic"/>
    </style:style>
    <style:style style:name="T57_7" style:family="text">
      <style:text-properties fo:font-style="italic" style:font-style-asian="italic" style:font-style-complex="italic"/>
    </style:style>
    <style:style style:name="T57_8" style:family="text">
      <style:text-properties fo:font-style="italic" style:font-style-asian="italic" style:font-style-complex="italic"/>
    </style:style>
    <style:style style:name="T57_9" style:family="text">
      <style:text-properties fo:font-style="italic" style:font-style-asian="italic" style:font-style-complex="italic"/>
    </style:style>
    <style:style style:name="T57_10" style:family="text">
      <style:text-properties fo:font-style="italic" style:font-style-asian="italic" style:font-style-complex="italic"/>
    </style:style>
    <style:style style:name="T57_11" style:family="text">
      <style:text-properties fo:font-style="italic" style:font-style-asian="italic" style:font-style-complex="italic"/>
    </style:style>
    <style:style style:name="T57_12" style:family="text">
      <style:text-properties fo:font-style="italic" style:font-style-asian="italic" style:font-style-complex="italic"/>
    </style:style>
    <style:style style:name="T57_13" style:family="text">
      <style:text-properties fo:font-style="italic" style:font-style-asian="italic" style:font-style-complex="italic"/>
    </style:style>
    <style:style style:name="T57_14" style:family="text">
      <style:text-properties fo:font-style="italic" style:font-style-asian="italic" style:font-style-complex="italic"/>
    </style:style>
    <style:style style:name="T57_15" style:family="text">
      <style:text-properties fo:font-style="italic" style:font-style-asian="italic" style:font-style-complex="italic"/>
    </style:style>
    <style:style style:name="T57_16" style:family="text">
      <style:text-properties fo:font-style="italic" style:font-style-asian="italic" style:font-style-complex="italic"/>
    </style:style>
    <style:style style:name="T57_17" style:family="text">
      <style:text-properties fo:font-style="italic" style:font-style-asian="italic" style:font-style-complex="italic"/>
    </style:style>
    <style:style style:name="T57_18" style:family="text">
      <style:text-properties fo:font-style="italic" style:font-style-asian="italic" style:font-style-complex="italic"/>
    </style:style>
    <style:style style:name="T57_19" style:family="text">
      <style:text-properties fo:font-style="italic" style:font-style-asian="italic" style:font-style-complex="italic"/>
    </style:style>
    <style:style style:name="T57_20" style:family="text">
      <style:text-properties fo:font-style="italic" style:font-style-asian="italic" style:font-style-complex="italic"/>
    </style:style>
    <style:style style:name="T57_21" style:family="text">
      <style:text-properties fo:font-style="italic" style:font-style-asian="italic" style:font-style-complex="italic"/>
    </style:style>
    <style:style style:name="T57_22" style:family="text">
      <style:text-properties fo:font-style="italic" style:font-style-asian="italic" style:font-style-complex="italic"/>
    </style:style>
    <style:style style:name="T57_23" style:family="text">
      <style:text-properties fo:font-style="italic" style:font-style-asian="italic" style:font-style-complex="italic"/>
    </style:style>
    <style:style style:name="T57_24" style:family="text">
      <style:text-properties fo:font-style="italic" style:font-style-asian="italic" style:font-style-complex="italic"/>
    </style:style>
    <style:style style:name="T57_25" style:family="text">
      <style:text-properties fo:font-style="italic" style:font-style-asian="italic" style:font-style-complex="italic"/>
    </style:style>
    <style:style style:name="T57_26" style:family="text">
      <style:text-properties fo:font-style="italic" style:font-style-asian="italic" style:font-style-complex="italic"/>
    </style:style>
    <style:style style:name="T57_27" style:family="text">
      <style:text-properties fo:font-style="italic" style:font-style-asian="italic" style:font-style-complex="italic"/>
    </style:style>
    <style:style style:name="T57_28" style:family="text">
      <style:text-properties fo:font-style="italic" style:font-style-asian="italic" style:font-style-complex="italic"/>
    </style:style>
    <style:style style:name="T57_29" style:family="text">
      <style:text-properties fo:font-style="italic" style:font-style-asian="italic" style:font-style-complex="italic"/>
    </style:style>
    <style:style style:name="T57_30" style:family="text">
      <style:text-properties fo:font-style="italic" style:font-style-asian="italic" style:font-style-complex="italic"/>
    </style:style>
    <style:style style:name="T57_31" style:family="text">
      <style:text-properties fo:font-style="italic" style:font-style-asian="italic" style:font-style-complex="italic"/>
    </style:style>
    <style:style style:name="T57_32" style:family="text">
      <style:text-properties fo:font-style="italic" style:font-style-asian="italic" style:font-style-complex="italic"/>
    </style:style>
    <style:style style:name="T57_33" style:family="text">
      <style:text-properties fo:font-style="italic" style:font-style-asian="italic" style:font-style-complex="italic"/>
    </style:style>
    <style:style style:name="T57_34" style:family="text">
      <style:text-properties fo:font-style="italic" style:font-style-asian="italic" style:font-style-complex="italic"/>
    </style:style>
    <style:style style:name="T57_35" style:family="text">
      <style:text-properties fo:font-style="italic" style:font-style-asian="italic" style:font-style-complex="italic"/>
    </style:style>
    <style:style style:name="T57_36" style:family="text">
      <style:text-properties fo:font-style="italic" style:font-style-asian="italic" style:font-style-complex="italic"/>
    </style:style>
    <style:style style:name="T57_37" style:family="text">
      <style:text-properties fo:font-style="italic" style:font-style-asian="italic" style:font-style-complex="italic"/>
    </style:style>
    <style:style style:name="T57_38" style:family="text">
      <style:text-properties fo:font-style="italic" style:font-style-asian="italic" style:font-style-complex="italic"/>
    </style:style>
    <style:style style:name="T57_39" style:family="text">
      <style:text-properties fo:font-style="italic" style:font-style-asian="italic" style:font-style-complex="italic"/>
    </style:style>
    <style:style style:name="T57_40" style:family="text">
      <style:text-properties fo:font-style="italic" style:font-style-asian="italic" style:font-style-complex="italic"/>
    </style:style>
    <style:style style:name="T57_41" style:family="text">
      <style:text-properties fo:font-style="italic" style:font-style-asian="italic" style:font-style-complex="italic"/>
    </style:style>
    <style:style style:name="T57_42" style:family="text">
      <style:text-properties fo:font-style="italic" style:font-style-asian="italic" style:font-style-complex="italic"/>
    </style:style>
    <style:style style:name="T57_43" style:family="text">
      <style:text-properties fo:font-style="italic" style:font-style-asian="italic" style:font-style-complex="italic"/>
    </style:style>
    <style:style style:name="T57_44" style:family="text">
      <style:text-properties fo:font-style="italic" style:font-style-asian="italic" style:font-style-complex="italic"/>
    </style:style>
    <style:style style:name="T57_45" style:family="text">
      <style:text-properties fo:font-style="italic" style:font-style-asian="italic" style:font-style-complex="italic"/>
    </style:style>
    <style:style style:name="T57_46" style:family="text">
      <style:text-properties fo:font-style="italic" style:font-style-asian="italic" style:font-style-complex="italic"/>
    </style:style>
    <style:style style:name="T57_47" style:family="text">
      <style:text-properties fo:font-style="italic" style:font-style-asian="italic" style:font-style-complex="italic"/>
    </style:style>
    <style:style style:name="T57_48" style:family="text">
      <style:text-properties fo:font-style="italic" style:font-style-asian="italic" style:font-style-complex="italic"/>
    </style:style>
    <style:style style:name="T57_49" style:family="text">
      <style:text-properties fo:font-style="italic" style:font-style-asian="italic" style:font-style-complex="italic"/>
    </style:style>
    <style:style style:name="T57_50" style:family="text">
      <style:text-properties fo:font-style="italic" style:font-style-asian="italic" style:font-style-complex="italic"/>
    </style:style>
    <style:style style:name="T57_51" style:family="text">
      <style:text-properties fo:font-style="italic" style:font-style-asian="italic" style:font-style-complex="italic"/>
    </style:style>
    <style:style style:name="T57_52" style:family="text">
      <style:text-properties fo:font-style="italic" style:font-style-asian="italic" style:font-style-complex="italic"/>
    </style:style>
    <style:style style:name="T57_53" style:family="text">
      <style:text-properties fo:font-style="italic" style:font-style-asian="italic" style:font-style-complex="italic"/>
    </style:style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P58" style:family="paragraph" style:parent-style-name="Heading_20_3">
      <style:paragraph-properties fo:break-before="auto" fo:line-height="115%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 style:parent-style-name="Standard"/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5" style:family="text" style:parent-style-name="Standard"/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P64" style:family="paragraph" style:parent-style-name="Heading_20_3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Heading_20_1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</office:automatic-styles>
  <office:body>
    <office:text>
      <text:p text:style-name="P1"><text:span text:style-name="T1_1">Autor</text:span><text:span text:style-name="T1_2">:<text:s/></text:span><text:span text:style-name="T1_3">August</text:span><text:span text:style-name="T1_4"><text:s/>"</text:span><text:span text:style-name="T1_5">AK</text:span><text:span text:style-name="T1_6">91"<text:s/></text:span><text:span text:style-name="T1_7">Kraft</text:span></text:p>
      <text:p text:style-name="P2"><text:span text:style-name="T2_1">Erstelldatum</text:span><text:span text:style-name="T2_2">:<text:s/>06.04.2016</text:span></text:p>
      <text:p text:style-name="P3"/>
      <text:p text:style-name="P4"/>
      <text:p text:style-name="P5"/>
      <text:p text:style-name="P6"/>
      <text:h text:style-name="P7" text:outline-level="10"><text:bookmark-start text:name="h.bzcreik2q3zv"/><text:bookmark-end text:name="h.bzcreik2q3zv"/><text:span text:style-name="T7_1">Inhaltsverzeichnis</text:span></text:h>
      <text:p text:style-name="P8"/>
      <text:p text:style-name="P9"><text:span text:style-name="T9_1"><text:a xlink:type="simple" xlink:href="#h.1fy15g23cg4"><text:span text:style-name="T9_2">1<text:s/></text:span></text:a></text:span><text:span text:style-name="T9_3"><text:a xlink:type="simple" xlink:href="#h.1fy15g23cg4"><text:span text:style-name="T9_4">Einleitung</text:span></text:a></text:span></text:p>
      <text:p text:style-name="P10"><text:span text:style-name="T10_1"><text:a xlink:type="simple" xlink:href="#h.vxcl6i0ri6l"><text:span text:style-name="T10_2">2<text:s/></text:span></text:a></text:span><text:span text:style-name="T10_3"><text:a xlink:type="simple" xlink:href="#h.vxcl6i0ri6l"><text:span text:style-name="T10_4">Programm</text:span></text:a></text:span></text:p>
      <text:p text:style-name="P11"><text:span text:style-name="T11_1"><text:a xlink:type="simple" xlink:href="#h.4kp8142qgejb"><text:span text:style-name="T11_2">2.1<text:s/></text:span></text:a></text:span><text:span text:style-name="T11_3"><text:a xlink:type="simple" xlink:href="#h.4kp8142qgejb"><text:span text:style-name="T11_4">Client</text:span></text:a></text:span></text:p>
      <text:p text:style-name="P12"><text:span text:style-name="T12_1"><text:a xlink:type="simple" xlink:href="#h.ymw92k35jdz3"><text:span text:style-name="T12_2">2.1.2<text:s/></text:span></text:a></text:span><text:span text:style-name="T12_3"><text:a xlink:type="simple" xlink:href="#h.ymw92k35jdz3"><text:span text:style-name="T12_4">Oberfläche</text:span></text:a></text:span><text:span text:style-name="T12_5"><text:a xlink:type="simple" xlink:href="#h.ymw92k35jdz3"><text:span text:style-name="T12_6"><text:s/>(</text:span></text:a></text:span><text:span text:style-name="T12_7"><text:a xlink:type="simple" xlink:href="#h.ymw92k35jdz3"><text:span text:style-name="T12_8">Web</text:span></text:a></text:span><text:span text:style-name="T12_9"><text:a xlink:type="simple" xlink:href="#h.ymw92k35jdz3"><text:span text:style-name="T12_10">-</text:span></text:a></text:span><text:span text:style-name="T12_11"><text:a xlink:type="simple" xlink:href="#h.ymw92k35jdz3"><text:span text:style-name="T12_12">GUI</text:span></text:a></text:span><text:span text:style-name="T12_13"><text:a xlink:type="simple" xlink:href="#h.ymw92k35jdz3"><text:span text:style-name="T12_14">)</text:span></text:a></text:span></text:p>
      <text:p text:style-name="P13"><text:span text:style-name="T13_1"><text:a xlink:type="simple" xlink:href="#h.2k5pch6264p1"><text:span text:style-name="T13_2">2.2<text:s/></text:span></text:a></text:span><text:span text:style-name="T13_3"><text:a xlink:type="simple" xlink:href="#h.2k5pch6264p1"><text:span text:style-name="T13_4">Server</text:span></text:a></text:span></text:p>
      <text:p text:style-name="P14"><text:span text:style-name="T14_1"><text:a xlink:type="simple" xlink:href="#h.w7mfbqi65dmt"><text:span text:style-name="T14_2">2.2.1<text:s/></text:span></text:a></text:span><text:span text:style-name="T14_3"><text:a xlink:type="simple" xlink:href="#h.w7mfbqi65dmt"><text:span text:style-name="T14_4">Crawler</text:span></text:a></text:span></text:p>
      <text:p text:style-name="P15"><text:span text:style-name="T15_1"><text:a xlink:type="simple" xlink:href="#h.dsv3jmuouem9"><text:span text:style-name="T15_2">2.2.2<text:s/></text:span></text:a></text:span><text:span text:style-name="T15_3"><text:a xlink:type="simple" xlink:href="#h.dsv3jmuouem9"><text:span text:style-name="T15_4">Elasticsearch</text:span></text:a></text:span></text:p>
      <text:p text:style-name="P16"><text:span text:style-name="T16_1"><text:a xlink:type="simple" xlink:href="#h.smc7wf2sbg4x"><text:span text:style-name="T16_2">2.2.3<text:s/></text:span></text:a></text:span><text:span text:style-name="T16_3"><text:a xlink:type="simple" xlink:href="#h.smc7wf2sbg4x"><text:span text:style-name="T16_4">Java</text:span></text:a></text:span><text:span text:style-name="T16_5"><text:a xlink:type="simple" xlink:href="#h.smc7wf2sbg4x"><text:span text:style-name="T16_6">-</text:span></text:a></text:span><text:span text:style-name="T16_7"><text:a xlink:type="simple" xlink:href="#h.smc7wf2sbg4x"><text:span text:style-name="T16_8">Server</text:span></text:a></text:span></text:p>
      <text:p text:style-name="P17"><text:span text:style-name="T17_1"><text:a xlink:type="simple" xlink:href="#h.pryfzk3eumdt"><text:span text:style-name="T17_2">3<text:s/></text:span></text:a></text:span><text:span text:style-name="T17_3"><text:a xlink:type="simple" xlink:href="#h.pryfzk3eumdt"><text:span text:style-name="T17_4">Verwendete</text:span></text:a></text:span><text:span text:style-name="T17_5"><text:a xlink:type="simple" xlink:href="#h.pryfzk3eumdt"><text:span text:style-name="T17_6"><text:s/></text:span></text:a></text:span><text:span text:style-name="T17_7"><text:a xlink:type="simple" xlink:href="#h.pryfzk3eumdt"><text:span text:style-name="T17_8">Technologien</text:span></text:a></text:span></text:p>
      <text:p text:style-name="P18"/>
      <text:h text:style-name="P19" text:outline-level="10"><text:bookmark-start text:name="h.1fy15g23cg4"/><text:bookmark-end text:name="h.1fy15g23cg4"/><text:span text:style-name="T19_1">1<text:s/></text:span><text:span text:style-name="T19_2">Einleitung</text:span></text:h>
      <text:p text:style-name="P20"><text:span text:style-name="T20_1">Mithilfe</text:span><text:span text:style-name="T20_2"><text:s/></text:span><text:span text:style-name="T20_3">der</text:span><text:span text:style-name="T20_4"><text:s/></text:span><text:span text:style-name="T20_5">Volltextsuche</text:span><text:span text:style-name="T20_6"><text:s/></text:span><text:span text:style-name="T20_7">ist</text:span><text:span text:style-name="T20_8"><text:s/></text:span><text:span text:style-name="T20_9">es</text:span><text:span text:style-name="T20_10"><text:s/></text:span><text:span text:style-name="T20_11">möglich</text:span><text:span text:style-name="T20_12"><text:s/></text:span><text:span text:style-name="T20_13">verschiedene</text:span><text:span text:style-name="T20_14">,<text:s/></text:span><text:span text:style-name="T20_15">durch</text:span><text:span text:style-name="T20_16"><text:s/></text:span><text:span text:style-name="T20_17">RSS</text:span><text:span text:style-name="T20_18">-</text:span><text:span text:style-name="T20_19">Feeds</text:span><text:span text:style-name="T20_20"><text:s/></text:span><text:span text:style-name="T20_21">herausgesuchte</text:span><text:span text:style-name="T20_22"><text:s/></text:span><text:span text:style-name="T20_23">Artikel</text:span><text:span text:style-name="T20_24"><text:s/></text:span><text:span text:style-name="T20_25">nach</text:span><text:span text:style-name="T20_26"><text:s/></text:span><text:span text:style-name="T20_27">den</text:span><text:span text:style-name="T20_28"><text:s/></text:span><text:span text:style-name="T20_29">Eigenschaften</text:span><text:span text:style-name="T20_30"><text:s/></text:span><text:span text:style-name="T20_31">Thema</text:span><text:span text:style-name="T20_32">,<text:s/></text:span><text:span text:style-name="T20_33">Quelle</text:span><text:span text:style-name="T20_34">,<text:s/></text:span><text:span text:style-name="T20_35">Zeitraum</text:span><text:span text:style-name="T20_36"><text:s/></text:span><text:span text:style-name="T20_37">und</text:span><text:span text:style-name="T20_38"><text:s/></text:span><text:span text:style-name="T20_39">Stichwörter</text:span><text:span text:style-name="T20_40">/</text:span><text:span text:style-name="T20_41">Volltext</text:span><text:span text:style-name="T20_42"><text:s/></text:span><text:span text:style-name="T20_43">zu</text:span><text:span text:style-name="T20_44"><text:s/></text:span><text:span text:style-name="T20_45">durchsuchen</text:span><text:span text:style-name="T20_46">.<text:s/></text:span><text:span text:style-name="T20_47">Als</text:span><text:span text:style-name="T20_48"><text:s/></text:span><text:span text:style-name="T20_49">Ergebnis</text:span><text:span text:style-name="T20_50"><text:s/></text:span><text:span text:style-name="T20_51">bekommt</text:span><text:span text:style-name="T20_52"><text:s/></text:span><text:span text:style-name="T20_53">der</text:span><text:span text:style-name="T20_54"><text:s/></text:span><text:span text:style-name="T20_55">Nutzer</text:span><text:span text:style-name="T20_56"><text:s/></text:span><text:span text:style-name="T20_57">eine</text:span><text:span text:style-name="T20_58"><text:s/></text:span><text:span text:style-name="T20_59">Ergebnisliste</text:span><text:span text:style-name="T20_60"><text:s/></text:span><text:span text:style-name="T20_61">mit</text:span><text:span text:style-name="T20_62"><text:s/></text:span><text:span text:style-name="T20_63">jeweils</text:span><text:span text:style-name="T20_64"><text:s/></text:span><text:span text:style-name="T20_65">der</text:span><text:span text:style-name="T20_66"><text:s/></text:span><text:span text:style-name="T20_67">Überschrift</text:span><text:span text:style-name="T20_68">,<text:s/></text:span><text:span text:style-name="T20_69">dem</text:span><text:span text:style-name="T20_70"><text:s/></text:span><text:span text:style-name="T20_71">Veröffentlichungsdatum</text:span><text:span text:style-name="T20_72"><text:s/></text:span><text:span text:style-name="T20_73">und</text:span><text:span text:style-name="T20_74"><text:s/></text:span><text:span text:style-name="T20_75">einer</text:span><text:span text:style-name="T20_76"><text:s/></text:span><text:span text:style-name="T20_77">Kurzzusammenfassung</text:span><text:span text:style-name="T20_78"><text:s/></text:span><text:span text:style-name="T20_79">des</text:span><text:span text:style-name="T20_80"><text:s/></text:span><text:span text:style-name="T20_81">gefundenen</text:span><text:span text:style-name="T20_82"><text:s/></text:span><text:span text:style-name="T20_83">Artikels</text:span><text:span text:style-name="T20_84">.<text:s/></text:span><text:span text:style-name="T20_85">Die</text:span><text:span text:style-name="T20_86"><text:s/></text:span><text:span text:style-name="T20_87">Artikel</text:span><text:span text:style-name="T20_88"><text:s/></text:span><text:span text:style-name="T20_89">sind</text:span><text:span text:style-name="T20_90"><text:s/></text:span><text:span text:style-name="T20_91">nach</text:span><text:span text:style-name="T20_92"><text:s/></text:span><text:span text:style-name="T20_93">Relevanz</text:span><text:span text:style-name="T20_94"><text:s/></text:span><text:span text:style-name="T20_95">geordnet</text:span><text:span text:style-name="T20_96">.<text:s/></text:span><text:span text:style-name="T20_97">Es</text:span><text:span text:style-name="T20_98"><text:s/></text:span><text:span text:style-name="T20_99">ist</text:span><text:span text:style-name="T20_100"><text:s/></text:span><text:span text:style-name="T20_101">bei</text:span><text:span text:style-name="T20_102"><text:s/></text:span><text:span text:style-name="T20_103">jedem</text:span><text:span text:style-name="T20_104"><text:s/></text:span><text:span text:style-name="T20_105">Artikel</text:span><text:span text:style-name="T20_106"><text:s/></text:span><text:span text:style-name="T20_107">möglich</text:span><text:span text:style-name="T20_108"><text:s/></text:span><text:span text:style-name="T20_109">den</text:span><text:span text:style-name="T20_110"><text:s/></text:span><text:span text:style-name="T20_111">Inhalt</text:span><text:span text:style-name="T20_112"><text:s/></text:span><text:span text:style-name="T20_113">der</text:span><text:span text:style-name="T20_114"><text:s/></text:span><text:span text:style-name="T20_115">Nachricht</text:span><text:span text:style-name="T20_116"><text:s/></text:span><text:span text:style-name="T20_117">durch</text:span><text:span text:style-name="T20_118"><text:s/></text:span><text:span text:style-name="T20_119">einen</text:span><text:span text:style-name="T20_120"><text:s/></text:span><text:span text:style-name="T20_121">Klick</text:span><text:span text:style-name="T20_122"><text:s/></text:span><text:span text:style-name="T20_123">auf</text:span><text:span text:style-name="T20_124"><text:s/></text:span><text:span text:style-name="T20_125">das</text:span><text:span text:style-name="T20_126"><text:s/></text:span><text:span text:style-name="T20_127">Wort</text:span><text:span text:style-name="T20_128"><text:s/>“</text:span><text:span text:style-name="T20_129">Cache</text:span><text:span text:style-name="T20_130">”<text:s/></text:span><text:span text:style-name="T20_131">zu</text:span><text:span text:style-name="T20_132"><text:s/></text:span><text:span text:style-name="T20_133">extrahieren</text:span><text:span text:style-name="T20_134">.<text:s/></text:span><text:span text:style-name="T20_135">Es</text:span><text:span text:style-name="T20_136"><text:s/></text:span><text:span text:style-name="T20_137">ist</text:span><text:span text:style-name="T20_138"><text:s/></text:span><text:span text:style-name="T20_139">außerdem</text:span><text:span text:style-name="T20_140"><text:s/></text:span><text:span text:style-name="T20_141">möglich</text:span><text:span text:style-name="T20_142"><text:s/></text:span><text:span text:style-name="T20_143">eine</text:span><text:span text:style-name="T20_144"><text:s/></text:span><text:span text:style-name="T20_145">weitere</text:span><text:span text:style-name="T20_146"><text:s/></text:span><text:span text:style-name="T20_147">Suche</text:span><text:span text:style-name="T20_148"><text:s/></text:span><text:span text:style-name="T20_149">nach</text:span><text:span text:style-name="T20_150"><text:s/></text:span><text:span text:style-name="T20_151">ähnlichen</text:span><text:span text:style-name="T20_152"><text:s/></text:span><text:span text:style-name="T20_153">Artikeln</text:span><text:span text:style-name="T20_154"><text:s/></text:span><text:span text:style-name="T20_155">durch</text:span><text:span text:style-name="T20_156"><text:s/></text:span><text:span text:style-name="T20_157">einen</text:span><text:span text:style-name="T20_158"><text:s/></text:span><text:span text:style-name="T20_159">Klick</text:span><text:span text:style-name="T20_160"><text:s/></text:span><text:span text:style-name="T20_161">auf</text:span><text:span text:style-name="T20_162"><text:s/></text:span><text:span text:style-name="T20_163">das</text:span><text:span text:style-name="T20_164"><text:s/></text:span><text:span text:style-name="T20_165">Wort</text:span><text:span text:style-name="T20_166"><text:s/>“</text:span><text:span text:style-name="T20_167">Similar</text:span><text:span text:style-name="T20_168">”<text:s/></text:span><text:span text:style-name="T20_169">anzustoßen</text:span><text:span text:style-name="T20_170">.</text:span></text:p>
      <text:h text:style-name="P21" text:outline-level="10"><text:bookmark-start text:name="h.vxcl6i0ri6l"/><text:bookmark-end text:name="h.vxcl6i0ri6l"/><text:span text:style-name="T21_1">2<text:s/></text:span><text:span text:style-name="T21_2">Programm</text:span></text:h>
      <text:h text:style-name="P22" text:outline-level="10"><text:bookmark-start text:name="h.4kp8142qgejb"/><text:bookmark-end text:name="h.4kp8142qgejb"/><text:span text:style-name="T22_1">2.1<text:s/></text:span><text:span text:style-name="T22_2">Client</text:span></text:h>
      <text:h text:style-name="P23" text:outline-level="10"><text:bookmark-start text:name="h.ymw92k35jdz3"/><text:bookmark-end text:name="h.ymw92k35jdz3"/><text:span text:style-name="T23_1">2.1.1<text:s/></text:span><text:span text:style-name="T23_2">Suche</text:span></text:h>
      <text:p text:style-name="P24"><text:span text:style-name="T24_1">Es</text:span><text:span text:style-name="T24_2"><text:s/></text:span><text:span text:style-name="T24_3">gibt</text:span><text:span text:style-name="T24_4"><text:s/></text:span><text:span text:style-name="T24_5">eine</text:span><text:span text:style-name="T24_6"><text:s/></text:span><text:span text:style-name="T24_7">Suchleiste</text:span><text:span text:style-name="T24_8"><text:s/></text:span><text:span text:style-name="T24_9">für</text:span><text:span text:style-name="T24_10"><text:s/></text:span><text:span text:style-name="T24_11">Volltext</text:span><text:span text:style-name="T24_12">-/</text:span><text:span text:style-name="T24_13">Stichwortsuche</text:span><text:span text:style-name="T24_14"><text:s/>(</text:span><text:span text:style-name="T24_15">ähnlich</text:span><text:span text:style-name="T24_16"><text:s/></text:span><text:span text:style-name="T24_17">Google</text:span><text:span text:style-name="T24_18">-</text:span><text:span text:style-name="T24_19">Suchmaschine</text:span><text:span text:style-name="T24_20">).<text:s/></text:span></text:p>
      <text:p text:style-name="P25"><text:span text:style-name="T25_1">Suche</text:span><text:span text:style-name="T25_2"><text:s/></text:span><text:span text:style-name="T25_3">kann</text:span><text:span text:style-name="T25_4"><text:s/></text:span><text:span text:style-name="T25_5">auf</text:span><text:span text:style-name="T25_6"><text:s/></text:span><text:span text:style-name="T25_7">mit</text:span><text:span text:style-name="T25_8"><text:s/></text:span><text:span text:style-name="T25_9">folgenden</text:span><text:span text:style-name="T25_10"><text:s/></text:span><text:span text:style-name="T25_11">Kriterien</text:span><text:span text:style-name="T25_12"><text:s/></text:span><text:span text:style-name="T25_13">beschränkt</text:span><text:span text:style-name="T25_14"><text:s/></text:span><text:span text:style-name="T25_15">werden</text:span><text:span text:style-name="T25_16"><text:s/>(</text:span><text:span text:style-name="T25_17">Filter</text:span><text:span text:style-name="T25_18">):</text:span></text:p>
      <text:list text:style-name="LS1" xml:id="list0">
        <text:list-item>
          <text:p text:style-name="P26"><text:span text:style-name="T26_1">Quelle</text:span><text:span text:style-name="T26_2"><text:s/>(</text:span><text:span text:style-name="T26_3">optional</text:span><text:span text:style-name="T26_4">,<text:s/></text:span><text:span text:style-name="T26_5">mehrere</text:span><text:span text:style-name="T26_6"><text:s/></text:span><text:span text:style-name="T26_7">auswählbar</text:span><text:span text:style-name="T26_8">)</text:span></text:p>
        </text:list-item>
        <text:list-item>
          <text:p text:style-name="P27"><text:span text:style-name="T27_1">Thema</text:span><text:span text:style-name="T27_2"><text:s/>(</text:span><text:span text:style-name="T27_3">mehrere</text:span><text:span text:style-name="T27_4"><text:s/></text:span><text:span text:style-name="T27_5">auswählbar</text:span><text:span text:style-name="T27_6">)</text:span></text:p>
        </text:list-item>
        <text:list-item>
          <text:p text:style-name="P28"><text:span text:style-name="T28_1">Veröffentlichungsdatum</text:span><text:span text:style-name="T28_2"><text:s/>(</text:span><text:span text:style-name="T28_3">Zeitraum</text:span><text:span text:style-name="T28_4">)</text:span></text:p>
        </text:list-item>
      </text:list>
      <text:h text:style-name="P29" text:outline-level="10"><text:bookmark-start text:name="h.osts6sa59jmz"/><text:bookmark-end text:name="h.osts6sa59jmz"/><text:span text:style-name="T29_1">2.1.2<text:s/></text:span><text:span text:style-name="T29_2">Suchergebnisanzeige</text:span></text:h>
      <text:p text:style-name="P30"><text:span text:style-name="T30_1">Es</text:span><text:span text:style-name="T30_2"><text:s/></text:span><text:span text:style-name="T30_3">werden</text:span><text:span text:style-name="T30_4"><text:s/></text:span><text:span text:style-name="T30_5">die</text:span><text:span text:style-name="T30_6"><text:s/></text:span><text:span text:style-name="T30_7">zehn</text:span><text:span text:style-name="T30_8"><text:s/></text:span><text:span text:style-name="T30_9">besten</text:span><text:span text:style-name="T30_10"><text:s/></text:span><text:span text:style-name="T30_11">Ergebnisse</text:span><text:span text:style-name="T30_12"><text:s/></text:span><text:span text:style-name="T30_13">angezeigt</text:span><text:span text:style-name="T30_14">,<text:s/></text:span><text:span text:style-name="T30_15">die</text:span><text:span text:style-name="T30_16"><text:s/></text:span><text:span text:style-name="T30_17">nach</text:span><text:span text:style-name="T30_18"><text:s/></text:span><text:span text:style-name="T30_19">Relevanz</text:span><text:span text:style-name="T30_20"><text:s/></text:span><text:span text:style-name="T30_21">sortiert</text:span><text:span text:style-name="T30_22"><text:s/></text:span><text:span text:style-name="T30_23">sind</text:span><text:span text:style-name="T30_24">.<text:s/></text:span><text:span text:style-name="T30_25">Mit</text:span><text:span text:style-name="T30_26"><text:s/></text:span><text:span text:style-name="T30_27">dem</text:span><text:span text:style-name="T30_28"><text:s/>“</text:span><text:span text:style-name="T30_29">mehr</text:span><text:span text:style-name="T30_30">”<text:s/></text:span><text:span text:style-name="T30_31">Button</text:span><text:span text:style-name="T30_32"><text:s/></text:span><text:span text:style-name="T30_33">werden</text:span><text:span text:style-name="T30_34"><text:s/></text:span><text:span text:style-name="T30_35">die</text:span><text:span text:style-name="T30_36"><text:s/></text:span><text:span text:style-name="T30_37">nächsten</text:span><text:span text:style-name="T30_38"><text:s/></text:span><text:span text:style-name="T30_39">zehn</text:span><text:span text:style-name="T30_40"><text:s/></text:span><text:span text:style-name="T30_41">Ergebnisse</text:span><text:span text:style-name="T30_42"><text:s/></text:span><text:span text:style-name="T30_43">angezeigt</text:span><text:span text:style-name="T30_44"><text:s/>(“</text:span><text:span text:style-name="T30_45">endless</text:span><text:span text:style-name="T30_46"><text:s/></text:span><text:span text:style-name="T30_47">scrolling</text:span><text:span text:style-name="T30_48">”).</text:span></text:p>
      <text:p text:style-name="P31"><text:span text:style-name="T31_1">Die</text:span><text:span text:style-name="T31_2"><text:s/></text:span><text:span text:style-name="T31_3">Elemente</text:span><text:span text:style-name="T31_4"><text:s/></text:span><text:span text:style-name="T31_5">bestehen</text:span><text:span text:style-name="T31_6"><text:s/></text:span><text:span text:style-name="T31_7">aus</text:span><text:span text:style-name="T31_8"><text:s/></text:span><text:span text:style-name="T31_9">einem</text:span><text:span text:style-name="T31_10"><text:s/></text:span><text:span text:style-name="T31_11">Link</text:span><text:span text:style-name="T31_12"><text:s/></text:span><text:span text:style-name="T31_13">zum</text:span><text:span text:style-name="T31_14"><text:s/></text:span><text:span text:style-name="T31_15">Originalartikel</text:span><text:span text:style-name="T31_16"><text:s/></text:span><text:span text:style-name="T31_17">und</text:span><text:span text:style-name="T31_18"><text:s/></text:span><text:span text:style-name="T31_19">zwei</text:span><text:span text:style-name="T31_20"><text:s/></text:span><text:span text:style-name="T31_21">Buttons</text:span><text:span text:style-name="T31_22"><text:s/></text:span><text:span text:style-name="T31_23">für</text:span><text:span text:style-name="T31_24"><text:s/></text:span><text:span text:style-name="T31_25">weitere</text:span><text:span text:style-name="T31_26"><text:s/></text:span><text:span text:style-name="T31_27">Funktionen</text:span><text:span text:style-name="T31_28"><text:s/>(</text:span><text:span text:style-name="T31_29">siehe</text:span><text:span text:style-name="T31_30"><text:s/></text:span><text:span text:style-name="T31_31">unten</text:span><text:span text:style-name="T31_32">).</text:span></text:p>
      <text:p text:style-name="P32"><text:span text:style-name="T32_1">Folgende</text:span><text:span text:style-name="T32_2"><text:s/></text:span><text:span text:style-name="T32_3">Metainformation</text:span><text:span text:style-name="T32_4"><text:s/></text:span><text:span text:style-name="T32_5">müssen</text:span><text:span text:style-name="T32_6"><text:s/></text:span><text:span text:style-name="T32_7">direkt</text:span><text:span text:style-name="T32_8"><text:s/></text:span><text:span text:style-name="T32_9">in</text:span><text:span text:style-name="T32_10"><text:s/></text:span><text:span text:style-name="T32_11">der</text:span><text:span text:style-name="T32_12"><text:s/></text:span><text:span text:style-name="T32_13">Liste</text:span><text:span text:style-name="T32_14"><text:s/></text:span><text:span text:style-name="T32_15">mit</text:span><text:span text:style-name="T32_16"><text:s/></text:span><text:span text:style-name="T32_17">angezeigt</text:span><text:span text:style-name="T32_18"><text:s/></text:span><text:span text:style-name="T32_19">werden</text:span><text:span text:style-name="T32_20">:</text:span></text:p>
      <text:list text:style-name="LS2" xml:id="list3">
        <text:list-item>
          <text:p text:style-name="P33"><text:span text:style-name="T33_1">Titel</text:span></text:p>
        </text:list-item>
        <text:list-item>
          <text:p text:style-name="P34"><text:span text:style-name="T34_1">Publikationsdatum</text:span></text:p>
        </text:list-item>
        <text:list-item>
          <text:p text:style-name="P35"><text:span text:style-name="T35_1">Quelle</text:span></text:p>
        </text:list-item>
        <text:list-item>
          <text:p text:style-name="P36"><text:span text:style-name="T36_1">Thema</text:span></text:p>
        </text:list-item>
      </text:list>
      <text:p text:style-name="P37"><text:span text:style-name="T37_1">Folgende</text:span><text:span text:style-name="T37_2"><text:s/></text:span><text:span text:style-name="T37_3">Metainformationen</text:span><text:span text:style-name="T37_4"><text:s/></text:span><text:span text:style-name="T37_5">können</text:span><text:span text:style-name="T37_6"><text:s/></text:span><text:span text:style-name="T37_7">in</text:span><text:span text:style-name="T37_8"><text:s/></text:span><text:span text:style-name="T37_9">der</text:span><text:span text:style-name="T37_10"><text:s/></text:span><text:span text:style-name="T37_11">Liste</text:span><text:span text:style-name="T37_12"><text:s/></text:span><text:span text:style-name="T37_13">oder</text:span><text:span text:style-name="T37_14"><text:s/></text:span><text:span text:style-name="T37_15">im</text:span><text:span text:style-name="T37_16"><text:s/></text:span><text:span text:style-name="T37_17"><office:annotation><dc:creator/><text:p text:style-name="P38"><text:span text:style-name="T38_1">Frage</text:span><text:span text:style-name="T38_2"><text:s/></text:span><text:span text:style-name="T38_3">an</text:span><text:span text:style-name="T38_4"><text:s/></text:span><text:span text:style-name="T38_5">Göbel</text:span><text:span text:style-name="T38_6">:<text:s/></text:span><text:span text:style-name="T38_7">Cache</text:span><text:span text:style-name="T38_8"><text:s/></text:span><text:span text:style-name="T38_9">Button</text:span><text:span text:style-name="T38_10"><text:s/></text:span><text:span text:style-name="T38_11">weglassen</text:span><text:span text:style-name="T38_12">?<text:s/></text:span><text:span text:style-name="T38_13">evtl</text:span><text:span text:style-name="T38_14">.?</text:span></text:p></office:annotation></text:span><text:span text:style-name="T38_15"><office:annotation><dc:creator/><text:p text:style-name="P39"><text:span text:style-name="T39_1">Thread</text:span><text:span text:style-name="T39_2"><text:s/></text:span><text:span text:style-name="T39_3">closed</text:span><text:span text:style-name="T39_4">.</text:span></text:p></office:annotation></text:span><text:span text:style-name="T39_5">Cache</text:span><text:span text:style-name="T39_6">-</text:span><text:span text:style-name="T39_7">Bereich</text:span><text:span text:style-name="T39_8"><text:s/></text:span><text:span text:style-name="T39_9">angezeigt</text:span><text:span text:style-name="T39_10"><text:s/></text:span><text:span text:style-name="T39_11">werden</text:span><text:span text:style-name="T39_12">:</text:span></text:p>
      <text:list text:style-name="LS3" xml:id="list7">
        <text:list-item>
          <text:p text:style-name="P40"><text:span text:style-name="T40_1">Volltext</text:span></text:p>
        </text:list-item>
        <text:list-item>
          <text:p text:style-name="P41"><text:span text:style-name="T41_1">Author</text:span></text:p>
        </text:list-item>
      </text:list>
      <text:p text:style-name="P42"><text:span text:style-name="T42_1">Der</text:span><text:span text:style-name="T42_2"><text:s/></text:span><text:span text:style-name="T42_3">Cache</text:span><text:span text:style-name="T42_4">-</text:span><text:span text:style-name="T42_5">Bereich</text:span><text:span text:style-name="T42_6"><text:s/></text:span><text:span text:style-name="T42_7">ist</text:span><text:span text:style-name="T42_8"><text:s/></text:span><text:span text:style-name="T42_9">entweder</text:span><text:span text:style-name="T42_10"><text:s/></text:span><text:span text:style-name="T42_11">über</text:span><text:span text:style-name="T42_12"><text:s/></text:span><text:span text:style-name="T42_13">Link</text:span><text:span text:style-name="T42_14">-</text:span><text:span text:style-name="T42_15">Button</text:span><text:span text:style-name="T42_16"><text:s/></text:span><text:span text:style-name="T42_17">erreichbar</text:span><text:span text:style-name="T42_18"><text:s/></text:span><text:span text:style-name="T42_19">oder</text:span><text:span text:style-name="T42_20"><text:s/></text:span><text:span text:style-name="T42_21">aufklappbar</text:span><text:span text:style-name="T42_22"><text:s/></text:span><text:span text:style-name="T42_23">und</text:span><text:span text:style-name="T42_24"><text:s/></text:span><text:span text:style-name="T42_25">beinhaltet</text:span><text:span text:style-name="T42_26"><text:s/></text:span><text:span text:style-name="T42_27">den</text:span><text:span text:style-name="T42_28"><text:s/></text:span><text:span text:style-name="T42_29">Fließtext</text:span><text:span text:style-name="T42_30">.</text:span></text:p>
      <text:p text:style-name="P43"/>
      <text:p text:style-name="P44"><text:span text:style-name="T44_1">Use</text:span><text:span text:style-name="T44_2">-</text:span><text:span text:style-name="T44_3">Cases</text:span><text:span text:style-name="T44_4">:</text:span></text:p>
      <text:p text:style-name="P45"><text:span text:style-name="T45_1"><text:tab/></text:span><text:span text:style-name="T45_2">Nach</text:span><text:span text:style-name="T45_3"><text:s/></text:span><text:span text:style-name="T45_4">Stichwort</text:span><text:span text:style-name="T45_5"><text:s/></text:span><text:span text:style-name="T45_6">suchen</text:span></text:p>
      <text:p text:style-name="P46"><text:span text:style-name="T46_1"><text:tab/><text:tab/></text:span><text:span text:style-name="T46_2">Original</text:span><text:span text:style-name="T46_3">-</text:span><text:span text:style-name="T46_4">Link</text:span><text:span text:style-name="T46_5"><text:s/></text:span><text:span text:style-name="T46_6">aufrufen</text:span></text:p>
      <text:p text:style-name="P47"><text:span text:style-name="T47_1"><text:tab/><text:tab/></text:span><text:span text:style-name="T47_2">Text</text:span><text:span text:style-name="T47_3"><text:s/></text:span><text:span text:style-name="T47_4">aus</text:span><text:span text:style-name="T47_5"><text:s/></text:span><text:span text:style-name="T47_6">Cache</text:span><text:span text:style-name="T47_7"><text:s/></text:span><text:span text:style-name="T47_8">anzeigen</text:span></text:p>
      <text:p text:style-name="P48"><text:span text:style-name="T48_1"><text:tab/><text:tab/></text:span><text:span text:style-name="T48_2">Nach</text:span><text:span text:style-name="T48_3"><text:s/></text:span><text:span text:style-name="T48_4">ähnlichen</text:span><text:span text:style-name="T48_5"><text:s/></text:span><text:span text:style-name="T48_6">Texten</text:span><text:span text:style-name="T48_7"><text:s/></text:span><text:span text:style-name="T48_8"><office:annotation><dc:creator/><text:p text:style-name="P49"><text:span text:style-name="T49_1">Soll</text:span><text:span text:style-name="T49_2"><text:s/></text:span><text:span text:style-name="T49_3">auch</text:span><text:span text:style-name="T49_4"><text:s/></text:span><text:span text:style-name="T49_5">ohne</text:span><text:span text:style-name="T49_6"><text:s/></text:span><text:span text:style-name="T49_7">Suchbegriff</text:span><text:span text:style-name="T49_8"><text:s/></text:span><text:span text:style-name="T49_9">innerhalb</text:span><text:span text:style-name="T49_10"><text:s/></text:span><text:span text:style-name="T49_11">Zeiträumen</text:span><text:span text:style-name="T49_12"><text:s/></text:span><text:span text:style-name="T49_13">gesucht</text:span><text:span text:style-name="T49_14"><text:s/></text:span><text:span text:style-name="T49_15">werden</text:span><text:span text:style-name="T49_16">?<text:s/>-&gt;<text:s/></text:span><text:span text:style-name="T49_17">Goebelz</text:span></text:p></office:annotation></text:span><text:span text:style-name="T49_18">suchen</text:span></text:p>
      <text:p text:style-name="P50"/>
      <text:h text:style-name="P51" text:outline-level="10"><text:bookmark-start text:name="h.2k5pch6264p1"/><text:bookmark-end text:name="h.2k5pch6264p1"/><text:span text:style-name="T51_1">2.2<text:s/></text:span><text:span text:style-name="T51_2">Server</text:span></text:h>
      <text:h text:style-name="P52" text:outline-level="10"><text:bookmark-start text:name="h.w7mfbqi65dmt"/><text:bookmark-end text:name="h.w7mfbqi65dmt"/><text:span text:style-name="T52_1">2.2.1<text:s/></text:span><text:span text:style-name="T52_2">Crawler</text:span></text:h>
      <text:p text:style-name="P53"><text:span text:style-name="T53_1">Ein</text:span><text:span text:style-name="T53_2"><text:s/></text:span><text:span text:style-name="T53_3">Crawler</text:span><text:span text:style-name="T53_4"><text:s/></text:span><text:span text:style-name="T53_5">sammelt</text:span><text:span text:style-name="T53_6"><text:s/></text:span><text:span text:style-name="T53_7">unabhängig</text:span><text:span text:style-name="T53_8"><text:s/></text:span><text:span text:style-name="T53_9">von</text:span><text:span text:style-name="T53_10"><text:s/></text:span><text:span text:style-name="T53_11">der</text:span><text:span text:style-name="T53_12"><text:s/></text:span><text:span text:style-name="T53_13">Benutzeroberfläche</text:span><text:span text:style-name="T53_14"><text:s/></text:span><text:span text:style-name="T53_15">Nachrichten</text:span><text:span text:style-name="T53_16"><text:s/></text:span><text:span text:style-name="T53_17">über</text:span><text:span text:style-name="T53_18"><text:s/></text:span><text:span text:style-name="T53_19">RSS</text:span><text:span text:style-name="T53_20">-</text:span><text:span text:style-name="T53_21">Feeds</text:span><text:span text:style-name="T53_22">,<text:s/></text:span><text:span text:style-name="T53_23">die</text:span><text:span text:style-name="T53_24"><text:s/></text:span><text:span text:style-name="T53_25">vom</text:span><text:span text:style-name="T53_26"><text:s/></text:span><text:span text:style-name="T53_27">Elasticsearch</text:span><text:span text:style-name="T53_28"><text:s/></text:span><text:span text:style-name="T53_29">weiterverarbeitet</text:span><text:span text:style-name="T53_30"><text:s/></text:span><text:span text:style-name="T53_31">werden</text:span><text:span text:style-name="T53_32">.<text:s/></text:span></text:p>
      <text:p text:style-name="P54"/>
      <text:p text:style-name="P55"><text:span text:style-name="T55_1">Der</text:span><text:span text:style-name="T55_2"><text:s/></text:span><text:span text:style-name="T55_3">Crawler</text:span><text:span text:style-name="T55_4"><text:s/></text:span><text:span text:style-name="T55_5">bekommt</text:span><text:span text:style-name="T55_6"><text:s/></text:span><text:span text:style-name="T55_7">eine</text:span><text:span text:style-name="T55_8"><text:s/></text:span><text:span text:style-name="T55_9">Liste</text:span><text:span text:style-name="T55_10"><text:s/></text:span><text:span text:style-name="T55_11">aus</text:span><text:span text:style-name="T55_12"><text:s/></text:span><text:span text:style-name="T55_13">RSS</text:span><text:span text:style-name="T55_14">-</text:span><text:span text:style-name="T55_15">Links</text:span><text:span text:style-name="T55_16">,<text:s/></text:span><text:span text:style-name="T55_17">mit</text:span><text:span text:style-name="T55_18"><text:s/></text:span><text:span text:style-name="T55_19">deren</text:span><text:span text:style-name="T55_20"><text:s/></text:span><text:span text:style-name="T55_21">Hilfe</text:span><text:span text:style-name="T55_22"><text:s/></text:span><text:span text:style-name="T55_23">er</text:span><text:span text:style-name="T55_24"><text:s/></text:span><text:span text:style-name="T55_25">die</text:span><text:span text:style-name="T55_26"><text:s/></text:span><text:span text:style-name="T55_27">Links</text:span><text:span text:style-name="T55_28"><text:s/></text:span><text:span text:style-name="T55_29">der</text:span><text:span text:style-name="T55_30"><text:s/></text:span><text:span text:style-name="T55_31">Artikel</text:span><text:span text:style-name="T55_32"><text:s/></text:span><text:span text:style-name="T55_33">heraussucht</text:span><text:span text:style-name="T55_34">.<text:s/></text:span><text:span text:style-name="T55_35">Der</text:span><text:span text:style-name="T55_36"><text:s/></text:span><text:span text:style-name="T55_37">Crawler</text:span><text:span text:style-name="T55_38"><text:s/></text:span><text:span text:style-name="T55_39">erstellt</text:span><text:span text:style-name="T55_40"><text:s/></text:span><text:span text:style-name="T55_41">anhand</text:span><text:span text:style-name="T55_42"><text:s/></text:span><text:span text:style-name="T55_43">dieser</text:span><text:span text:style-name="T55_44"><text:s/></text:span><text:span text:style-name="T55_45">Links</text:span><text:span text:style-name="T55_46"><text:s/></text:span><text:span text:style-name="T55_47">xml</text:span><text:span text:style-name="T55_48">-</text:span><text:span text:style-name="T55_49">Dateien</text:span><text:span text:style-name="T55_50"><text:s/></text:span><text:span text:style-name="T55_51">mit</text:span><text:span text:style-name="T55_52"><text:s/></text:span><text:span text:style-name="T55_53">dem</text:span><text:span text:style-name="T55_54"><text:s/></text:span><text:span text:style-name="T55_55">Inhalt</text:span><text:span text:style-name="T55_56"><text:s/></text:span><text:span text:style-name="T55_57">der</text:span><text:span text:style-name="T55_58"><text:s/></text:span><text:span text:style-name="T55_59">Artikel</text:span><text:span text:style-name="T55_60">.<text:s/></text:span><text:span text:style-name="T55_61">Die</text:span><text:span text:style-name="T55_62"><text:s/></text:span><text:span text:style-name="T55_63">xml</text:span><text:span text:style-name="T55_64">-</text:span><text:span text:style-name="T55_65">Dateien</text:span><text:span text:style-name="T55_66"><text:s/></text:span><text:span text:style-name="T55_67">können</text:span><text:span text:style-name="T55_68"><text:s/></text:span><text:span text:style-name="T55_69">dann</text:span><text:span text:style-name="T55_70"><text:s/></text:span><text:span text:style-name="T55_71">in</text:span><text:span text:style-name="T55_72"><text:s/></text:span><text:span text:style-name="T55_73">Elasticsearch</text:span><text:span text:style-name="T55_74"><text:s/></text:span><text:span text:style-name="T55_75">eingelesen</text:span><text:span text:style-name="T55_76"><text:s/></text:span><text:span text:style-name="T55_77">und</text:span><text:span text:style-name="T55_78"><text:s/></text:span><text:span text:style-name="T55_79">verarbeitet</text:span><text:span text:style-name="T55_80"><text:s/></text:span><text:span text:style-name="T55_81">werden</text:span><text:span text:style-name="T55_82">.<text:s/></text:span><text:span text:style-name="T55_83">Ähn</text:span></text:p>
      <text:p text:style-name="P56"/>
      <text:p text:style-name="P57"><text:span text:style-name="T57_1">“</text:span><text:span text:style-name="T57_2">Da</text:span><text:span text:style-name="T57_3"><text:s/></text:span><text:span text:style-name="T57_4">häufig</text:span><text:span text:style-name="T57_5"><text:s/></text:span><text:span text:style-name="T57_6">Quellen</text:span><text:span text:style-name="T57_7"><text:s/></text:span><text:span text:style-name="T57_8">gleiche</text:span><text:span text:style-name="T57_9"><text:s/></text:span><text:span text:style-name="T57_10">Nachrichten</text:span><text:span text:style-name="T57_11"><text:s/></text:span><text:span text:style-name="T57_12">anbieten</text:span><text:span text:style-name="T57_13">,<text:s/></text:span><text:span text:style-name="T57_14">sollen</text:span><text:span text:style-name="T57_15"><text:s/></text:span><text:span text:style-name="T57_16">ähnliche</text:span><text:span text:style-name="T57_17"><text:s/></text:span><text:span text:style-name="T57_18">Nachrichten</text:span><text:span text:style-name="T57_19"><text:s/></text:span><text:span text:style-name="T57_20">nicht</text:span><text:span text:style-name="T57_21"><text:s/></text:span><text:span text:style-name="T57_22">in</text:span><text:span text:style-name="T57_23"><text:s/></text:span><text:span text:style-name="T57_24">den</text:span><text:span text:style-name="T57_25"><text:s/></text:span><text:span text:style-name="T57_26">Index</text:span><text:span text:style-name="T57_27"><text:s/></text:span><text:span text:style-name="T57_28">eingefügt</text:span><text:span text:style-name="T57_29"><text:s/></text:span><text:span text:style-name="T57_30">werden</text:span><text:span text:style-name="T57_31">.<text:s/></text:span><text:span text:style-name="T57_32">Hierzu</text:span><text:span text:style-name="T57_33"><text:s/></text:span><text:span text:style-name="T57_34">soll</text:span><text:span text:style-name="T57_35"><text:s/></text:span><text:span text:style-name="T57_36">ein</text:span><text:span text:style-name="T57_37"><text:s/></text:span><text:span text:style-name="T57_38">effizienter</text:span><text:span text:style-name="T57_39"><text:s/></text:span><text:span text:style-name="T57_40">Ansatz</text:span><text:span text:style-name="T57_41"><text:s/></text:span><text:span text:style-name="T57_42">implementiert</text:span><text:span text:style-name="T57_43"><text:s/></text:span><text:span text:style-name="T57_44">werden</text:span><text:span text:style-name="T57_45">,<text:s/></text:span><text:span text:style-name="T57_46">der</text:span><text:span text:style-name="T57_47"><text:s/></text:span><text:span text:style-name="T57_48">den</text:span><text:span text:style-name="T57_49"><text:s/></text:span><text:span text:style-name="T57_50">Suchindex</text:span><text:span text:style-name="T57_51"><text:s/></text:span><text:span text:style-name="T57_52">nutzt</text:span><text:span text:style-name="T57_53">.</text:span><text:span text:style-name="T57_54">”<text:s/>-&gt;<text:s/></text:span><text:span text:style-name="T57_55">Anbindung</text:span><text:span text:style-name="T57_56"><text:s/></text:span><text:span text:style-name="T57_57">an</text:span><text:span text:style-name="T57_58"><text:s/></text:span><text:span text:style-name="T57_59">Elasticsearch</text:span></text:p>
      <text:h text:style-name="P58" text:outline-level="10"><text:bookmark-start text:name="h.dsv3jmuouem9"/><text:bookmark-end text:name="h.dsv3jmuouem9"/><text:span text:style-name="T58_1">2.2.2<text:s/></text:span><text:span text:style-name="T58_2">Elasticsearch</text:span></text:h>
      <text:p text:style-name="P59"><text:span text:style-name="T59_1">Es</text:span><text:span text:style-name="T59_2"><text:s/></text:span><text:span text:style-name="T59_3">wird</text:span><text:span text:style-name="T59_4"><text:s/></text:span><text:span text:style-name="T59_5">die</text:span><text:span text:style-name="T59_6"><text:s/></text:span><text:span text:style-name="T59_7">aktuelle</text:span><text:span text:style-name="T59_8"><text:s/></text:span><text:span text:style-name="T59_9">Elasticsearch</text:span><text:span text:style-name="T59_10">-</text:span><text:span text:style-name="T59_11">Bibliothek</text:span><text:span text:style-name="T59_12"><text:s/></text:span><text:span text:style-name="T59_13">verwendet</text:span><text:span text:style-name="T59_14">,<text:s/></text:span><text:span text:style-name="T59_15">um</text:span><text:span text:style-name="T59_16"><text:s/></text:span><text:span text:style-name="T59_17">die</text:span><text:span text:style-name="T59_18"><text:s/></text:span><text:span text:style-name="T59_19">Stichwortsuche</text:span><text:span text:style-name="T59_20"><text:s/></text:span><text:span text:style-name="T59_21">und</text:span><text:span text:style-name="T59_22"><text:s/></text:span><text:span text:style-name="T59_23">die</text:span><text:span text:style-name="T59_24"><text:s/></text:span><text:span text:style-name="T59_25">dazugehörige</text:span><text:span text:style-name="T59_26"><text:s/></text:span><text:span text:style-name="T59_27">Datenhaltung</text:span><text:span text:style-name="T59_28"><text:s/></text:span><text:span text:style-name="T59_29">zu</text:span><text:span text:style-name="T59_30"><text:s/></text:span><text:span text:style-name="T59_31">realisieren</text:span><text:span text:style-name="T59_32">.<text:s/></text:span><text:span text:style-name="T59_33"><office:annotation><dc:creator/><text:p text:style-name="P60"><text:span text:style-name="T60_1">WICHTIG</text:span><text:span text:style-name="T60_2">:<text:s/></text:span><text:span text:style-name="T60_3">Göbel</text:span><text:span text:style-name="T60_4"><text:s/></text:span><text:span text:style-name="T60_5">fragen</text:span><text:span text:style-name="T60_6"><text:s/></text:span><text:span text:style-name="T60_7">ob</text:span><text:span text:style-name="T60_8"><text:s/></text:span><text:span text:style-name="T60_9">er</text:span><text:span text:style-name="T60_10"><text:s/></text:span><text:span text:style-name="T60_11">das</text:span><text:span text:style-name="T60_12"><text:s/></text:span><text:span text:style-name="T60_13">erlaubt</text:span><text:span text:style-name="T60_14"><text:s/>(</text:span><text:span text:style-name="T60_15">wäre</text:span><text:span text:style-name="T60_16"><text:s/></text:span><text:span text:style-name="T60_17">relativ</text:span><text:span text:style-name="T60_18"><text:s/></text:span><text:span text:style-name="T60_19">viel</text:span><text:span text:style-name="T60_20"><text:s/></text:span><text:span text:style-name="T60_21">Javascript</text:span><text:span text:style-name="T60_22">),<text:s/></text:span><text:span text:style-name="T60_23">JS</text:span><text:span text:style-name="T60_24"><text:s/></text:span><text:span text:style-name="T60_25">wäre</text:span><text:span text:style-name="T60_26"><text:s/></text:span><text:span text:style-name="T60_27">aber</text:span><text:span text:style-name="T60_28"><text:s/></text:span><text:span text:style-name="T60_29">OOP</text:span><text:span text:style-name="T60_30"><text:s/>(</text:span><text:span text:style-name="T60_31">wegen</text:span><text:span text:style-name="T60_32"><text:s/></text:span><text:span text:style-name="T60_33">Typescript</text:span><text:span text:style-name="T60_34">)</text:span></text:p></office:annotation></text:span><text:span text:style-name="T60_35"><office:annotation><dc:creator/><text:p text:style-name="P61"><text:span text:style-name="T61_1">Wenn</text:span><text:span text:style-name="T61_2"><text:s/></text:span><text:span text:style-name="T61_3">Nein</text:span><text:span text:style-name="T61_4">,<text:s/></text:span><text:span text:style-name="T61_5">dann</text:span><text:span text:style-name="T61_6"><text:s/></text:span><text:span text:style-name="T61_7">Java</text:span></text:p></office:annotation></text:span><text:span text:style-name="T61_8">Elasticsearch</text:span><text:span text:style-name="T61_9"><text:s/></text:span><text:span text:style-name="T61_10">stellt</text:span><text:span text:style-name="T61_11"><text:s/></text:span><text:span text:style-name="T61_12">einen</text:span><text:span text:style-name="T61_13"><text:s/></text:span><text:span text:style-name="T61_14">Webserver</text:span><text:span text:style-name="T61_15"><text:s/></text:span><text:span text:style-name="T61_16">mit</text:span><text:span text:style-name="T61_17"><text:s/></text:span><text:span text:style-name="T61_18">Rest</text:span><text:span text:style-name="T61_19">-</text:span><text:span text:style-name="T61_20">API</text:span><text:span text:style-name="T61_21"><text:s/></text:span><text:span text:style-name="T61_22">zur</text:span><text:span text:style-name="T61_23"><text:s/></text:span><text:span text:style-name="T61_24">Vergügung</text:span><text:span text:style-name="T61_25">,<text:s/></text:span><text:span text:style-name="T61_26">mit</text:span><text:span text:style-name="T61_27"><text:s/></text:span><text:span text:style-name="T61_28">dem</text:span><text:span text:style-name="T61_29"><text:s/></text:span><text:span text:style-name="T61_30">die</text:span><text:span text:style-name="T61_31"><text:s/></text:span><text:span text:style-name="T61_32">Benutzeroberfläche</text:span><text:span text:style-name="T61_33"><text:s/></text:span><text:span text:style-name="T61_34">kommunizieren</text:span><text:span text:style-name="T61_35"><text:s/></text:span><text:span text:style-name="T61_36">kann</text:span><text:span text:style-name="T61_37">,<text:s/></text:span><text:span text:style-name="T61_38">um</text:span><text:span text:style-name="T61_39"><text:s/></text:span><text:span text:style-name="T61_40">Suchergebnisse</text:span><text:span text:style-name="T61_41"><text:s/></text:span><text:span text:style-name="T61_42">zu</text:span><text:span text:style-name="T61_43"><text:s/></text:span><text:span text:style-name="T61_44">erhalten</text:span><text:span text:style-name="T61_45">.</text:span><text:span text:style-name="T61_46"><text:s/></text:span><text:span text:style-name="T61_47">Zu</text:span><text:span text:style-name="T61_48"><text:s/></text:span><text:span text:style-name="T61_49">ähnliche</text:span><text:span text:style-name="T61_50"><text:s/></text:span><text:span text:style-name="T61_51">Suchergebnisse</text:span><text:span text:style-name="T61_52"><text:s/></text:span><text:span text:style-name="T61_53">werden</text:span><text:span text:style-name="T61_54"><text:s/></text:span><text:span text:style-name="T61_55">von</text:span><text:span text:style-name="T61_56"><text:s/></text:span><text:span text:style-name="T61_57">Elasticsearch</text:span><text:span text:style-name="T61_58"><text:s/></text:span><text:span text:style-name="T61_59">nicht</text:span><text:span text:style-name="T61_60"><text:s/></text:span><text:span text:style-name="T61_61">angeboten</text:span><text:span text:style-name="T61_62">.</text:span></text:p>
      <text:p text:style-name="P62"/>
      <text:p text:style-name="P63"><text:span text:style-name="T63_1">Elasticsearch</text:span><text:span text:style-name="T63_2"><text:s/></text:span><text:span text:style-name="T63_3">bietet</text:span><text:span text:style-name="T63_4"><text:s/></text:span><text:span text:style-name="T63_5">außerdem</text:span><text:span text:style-name="T63_6"><text:s/></text:span><text:span text:style-name="T63_7">eine</text:span><text:span text:style-name="T63_8"><text:s/></text:span><text:span text:style-name="T63_9">Java</text:span><text:span text:style-name="T63_10">-</text:span><text:span text:style-name="T63_11">API</text:span><text:span text:style-name="T63_12"><text:s/></text:span><text:span text:style-name="T63_13">an</text:span><text:span text:style-name="T63_14">,<text:s/></text:span><text:span text:style-name="T63_15">über</text:span><text:span text:style-name="T63_16"><text:s/></text:span><text:span text:style-name="T63_17">die</text:span><text:span text:style-name="T63_18"><text:s/></text:span><text:span text:style-name="T63_19">Daten</text:span><text:span text:style-name="T63_20"><text:s/></text:span><text:span text:style-name="T63_21">eingefügt</text:span><text:span text:style-name="T63_22"><text:s/></text:span><text:span text:style-name="T63_23">werden</text:span><text:span text:style-name="T63_24">.</text:span></text:p>
      <text:h text:style-name="P64" text:outline-level="10"><text:bookmark-start text:name="h.smc7wf2sbg4x"/><text:bookmark-end text:name="h.smc7wf2sbg4x"/><text:span text:style-name="T64_1">2.2.3<text:s/></text:span><text:span text:style-name="T64_2">Java</text:span><text:span text:style-name="T64_3">-</text:span><text:span text:style-name="T64_4">Server</text:span></text:h>
      <text:p text:style-name="P65"><text:span text:style-name="T65_1">Die</text:span><text:span text:style-name="T65_2"><text:s/></text:span><text:span text:style-name="T65_3">Webapplikation</text:span><text:span text:style-name="T65_4"><text:s/></text:span><text:span text:style-name="T65_5">erfüllt</text:span><text:span text:style-name="T65_6"><text:s/></text:span><text:span text:style-name="T65_7">Servlet</text:span><text:span text:style-name="T65_8"><text:s/>3.1<text:s/></text:span><text:span text:style-name="T65_9">Spezifikation</text:span><text:span text:style-name="T65_10"><text:s/></text:span><text:span text:style-name="T65_11">und</text:span><text:span text:style-name="T65_12"><text:s/></text:span><text:span text:style-name="T65_13">liefert</text:span><text:span text:style-name="T65_14"><text:s/></text:span><text:span text:style-name="T65_15">die</text:span><text:span text:style-name="T65_16"><text:s/></text:span><text:span text:style-name="T65_17">Benutzeroberfläche</text:span><text:span text:style-name="T65_18"><text:s/></text:span><text:span text:style-name="T65_19">als</text:span><text:span text:style-name="T65_20"><text:s/></text:span><text:span text:style-name="T65_21">Webseite</text:span><text:span text:style-name="T65_22"><text:s/></text:span><text:span text:style-name="T65_23">aus</text:span><text:span text:style-name="T65_24">.<text:s/></text:span><text:span text:style-name="T65_25">Die</text:span><text:span text:style-name="T65_26"><text:s/></text:span><text:span text:style-name="T65_27">Applikation</text:span><text:span text:style-name="T65_28"><text:s/></text:span><text:span text:style-name="T65_29">füllt</text:span><text:span text:style-name="T65_30"><text:s/></text:span><text:span text:style-name="T65_31">außerdem</text:span><text:span text:style-name="T65_32"><text:s/></text:span><text:span text:style-name="T65_33">die</text:span><text:span text:style-name="T65_34"><text:s/></text:span><text:span text:style-name="T65_35">Elasticsearch</text:span><text:span text:style-name="T65_36">-</text:span><text:span text:style-name="T65_37">Datenbank</text:span><text:span text:style-name="T65_38"><text:s/></text:span><text:span text:style-name="T65_39">mit</text:span><text:span text:style-name="T65_40"><text:s/></text:span><text:span text:style-name="T65_41">den</text:span><text:span text:style-name="T65_42"><text:s/></text:span><text:span text:style-name="T65_43">vom</text:span><text:span text:style-name="T65_44"><text:s/></text:span><text:span text:style-name="T65_45">Crawler</text:span><text:span text:style-name="T65_46"><text:s/></text:span><text:span text:style-name="T65_47">gefundenen</text:span><text:span text:style-name="T65_48"><text:s/></text:span><text:span text:style-name="T65_49">Daten</text:span><text:span text:style-name="T65_50">.</text:span></text:p>
      <text:p text:style-name="P66"/>
      <text:h text:style-name="P67" text:outline-level="10"><text:bookmark-start text:name="h.pryfzk3eumdt"/><text:bookmark-end text:name="h.pryfzk3eumdt"/><text:span text:style-name="T67_1">3<text:s/></text:span><text:span text:style-name="T67_2">Verwendete</text:span><text:span text:style-name="T67_3"><text:s/></text:span><text:span text:style-name="T67_4">Technologien</text:span></text:h>
      <text:list text:style-name="LS4" xml:id="list9">
        <text:list-item>
          <text:p text:style-name="P68"><text:span text:style-name="T68_1">Backend</text:span><text:span text:style-name="T68_2">:<text:s/></text:span><text:span text:style-name="T68_3">Elasticsearch</text:span><text:span text:style-name="T68_4"><text:s/>(+<text:s/></text:span><text:span text:style-name="T68_5">Lucene</text:span><text:span text:style-name="T68_6">)</text:span></text:p>
        </text:list-item>
        <text:list-item>
          <text:p text:style-name="P69"><text:span text:style-name="T69_1">Server</text:span><text:span text:style-name="T69_2">:<text:s/></text:span><text:span text:style-name="T69_3">Apache</text:span><text:span text:style-name="T69_4"><text:s/></text:span><text:span text:style-name="T69_5">Tomcat</text:span><text:span text:style-name="T69_6"><text:s/>8<text:s/>(</text:span><text:span text:style-name="T69_7">Servlet</text:span><text:span text:style-name="T69_8"><text:s/>3.1)</text:span></text:p>
        </text:list-item>
        <text:list-item>
          <text:p text:style-name="P70"><text:span text:style-name="T70_1">Vorausgesetzte</text:span><text:span text:style-name="T70_2"><text:s/></text:span><text:span text:style-name="T70_3">Java</text:span><text:span text:style-name="T70_4">-</text:span><text:span text:style-name="T70_5">Version</text:span><text:span text:style-name="T70_6">:<text:s/>8</text:span></text:p>
        </text:list-item>
        <text:list-item>
          <text:p text:style-name="P71"><text:span text:style-name="T71_1">Frontend</text:span><text:span text:style-name="T71_2">:<text:s/></text:span><text:span text:style-name="T71_3">SASS</text:span><text:span text:style-name="T71_4">,<text:s text:c="2"/></text:span><text:span text:style-name="T71_5">Truescript</text:span><text:span text:style-name="T71_6">,<text:s/></text:span><text:span text:style-name="T71_7">HTML</text:span><text:span text:style-name="T71_8">5</text:span></text:p>
        </text:list-item>
        <text:list-item>
          <text:p text:style-name="P72"><text:span text:style-name="T72_1">Firefox</text:span><text:span text:style-name="T72_2"><text:s/></text:span><text:span text:style-name="T72_3">Version</text:span><text:span text:style-name="T72_4"><text:s/>45</text:span></text:p>
        </text:list-item>
        <text:list-item>
          <text:p text:style-name="P73"><text:span text:style-name="T73_1">Chrome</text:span><text:span text:style-name="T73_2"><text:s/></text:span><text:span text:style-name="T73_3">Version</text:span><text:span text:style-name="T73_4"><text:s/>49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header>
        <text:p text:style-name="P2"><text:span text:style-name="T2_1"><text:page-number text:select-page="current"/></text:span></text:p>
      </style:header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